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ette fiche de lecture sur Le Petit Prince de Saint-Exupéry propose une analyse complète : un résumé du Petit Prince une analyse des personnages principaux une analyse des thèmes du Petit Prince Appréciée des lycéens, cette fiche de lecture sur Le Petit Prince a été rédigée par un professeur. À propos de FichesDeLecture.com :FichesdeLecture.com propose plus 2500 analyses complètes de livres sur toute la littérature classique et contemporaine : des résumés, des analyses de livres, des questionnaires et des commentaires composé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26:38.062000000</dc:date>
    <meta:editing-duration>PT3S</meta:editing-duration>
    <meta:editing-cycles>1</meta:editing-cycles>
    <meta:document-statistic meta:table-count="0" meta:image-count="0" meta:object-count="0" meta:page-count="1" meta:paragraph-count="1" meta:word-count="81" meta:character-count="533" meta:non-whitespace-character-count="452"/>
    <meta:generator>LibreOffice/7.3.7.2$Windows_X86_64 LibreOffice_project/e114eadc50a9ff8d8c8a0567d6da8f454beeb84f</meta:generator>
  </office:meta>
</office:document-meta>
</file>